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df27" officeooo:paragraph-rsid="000adf27" style:font-weight-asian="bold" style:font-weight-complex="bold"/>
    </style:style>
    <style:style style:name="P2" style:family="paragraph" style:parent-style-name="Standard">
      <style:text-properties fo:font-weight="normal" officeooo:rsid="000b93cf" officeooo:paragraph-rsid="000b93cf" style:font-weight-asian="normal" style:font-weight-complex="normal"/>
    </style:style>
    <style:style style:name="P3" style:family="paragraph" style:parent-style-name="Standard">
      <style:text-properties fo:font-weight="normal" officeooo:rsid="000b93cf" officeooo:paragraph-rsid="000adf27" style:font-weight-asian="normal" style:font-weight-complex="normal"/>
    </style:style>
    <style:style style:name="P4" style:family="paragraph" style:parent-style-name="Standard">
      <style:text-properties fo:font-weight="normal" officeooo:rsid="000d4959" officeooo:paragraph-rsid="000d495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d4959" officeooo:paragraph-rsid="000d6f66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d4959" officeooo:paragraph-rsid="000d495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b93cf" officeooo:paragraph-rsid="000b93c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0b355" officeooo:paragraph-rsid="0010b35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0d92b" officeooo:paragraph-rsid="0010d92b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56057" officeooo:paragraph-rsid="00156057" style:font-weight-asian="normal" style:font-weight-complex="normal"/>
    </style:style>
    <style:style style:name="T1" style:family="text">
      <style:text-properties officeooo:rsid="000d4959"/>
    </style:style>
    <style:style style:name="T2" style:family="text">
      <style:text-properties officeooo:rsid="000d6f66"/>
    </style:style>
    <style:style style:name="T3" style:family="text">
      <style:text-properties officeooo:rsid="0010d92b"/>
    </style:style>
    <style:style style:name="T4" style:family="text">
      <style:text-properties officeooo:rsid="0011f5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 on DataFrames:</text:p>
      <text:p text:style-name="P3"/>
      <text:list xml:id="list607274912941927186" text:style-name="L1">
        <text:list-item>
          <text:p text:style-name="P5">Find all rows where answer_count in (5, 10, 20) <text:span text:style-name="T2">and also count how many rows match answer_count in (5, 10, 20). </text:span></text:p>
        </text:list-item>
        <text:list-item>
          <text:p text:style-name="P6">Compute the mean of the score column using dfQuestions Sample data.</text:p>
        </text:list-item>
        <text:list-item>
          <text:p text:style-name="P7">Find all questions where id &gt; 400 and id &lt; 450, filter out any null in column owner_userid, join with dfTags on the id column, group by owner_userid and calculate the average score column and the minimum answer_count column <text:span text:style-name="T1">using dfQuestions and dfTags sample data.</text:span></text:p>
        </text:list-item>
        <text:list-item>
          <text:p text:style-name="P8">Create a schema for <text:span text:style-name="T4">Employee</text:span>.txt and validate it against the <text:span text:style-name="T3">rowRDD created.</text:span></text:p>
          <text:p text:style-name="P9">Do the same using both reflection and schemaRDD.</text:p>
          <text:p text:style-name="P10">Refer Emp.txt </text:p>
        </text:list-item>
      </text:list>
      <text:p text:style-name="P2"/>
      <text:p text:style-name="P4"><text:s/></text:p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30:01.386000000</meta:creation-date>
    <dc:date>2017-11-20T13:26:20.305000000</dc:date>
    <meta:editing-duration>PT1H23M12S</meta:editing-duration>
    <meta:editing-cycles>8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8" meta:word-count="106" meta:character-count="615" meta:non-whitespace-character-count="517"/>
  </office:meta>
</office:document-meta>
</file>